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3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ouble_20_Dash_20__28_Rounded_29_" svg:stroke-width="0.035cm" svg:stroke-color="#ff4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ouble_20_Dash_20__28_Rounded_29_" svg:stroke-width="0.035cm" svg:stroke-color="#80008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9" style:family="graphic" style:parent-style-name="objectwithoutfill">
      <style:graphic-properties draw:stroke="dash" draw:stroke-dash="Double_20_Dash_20__28_Rounded_29_" svg:stroke-width="0.035cm" svg:stroke-color="#ff0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3" style:family="paragraph">
      <loext:graphic-properties draw:fill="none" draw:fill-color="#00a933"/>
      <style:paragraph-properties fo:text-align="center"/>
    </style:style>
    <style:style style:name="P4" style:family="paragraph">
      <style:text-properties style:font-name="Ubuntu Mono1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5.715cm" svg:x2="7.667cm" svg:y2="5.715cm">
          <text:p/>
        </draw:line>
        <draw:frame draw:style-name="gr2" draw:text-style-name="P2" draw:layer="layout" svg:width="15.24cm" svg:height="1.739cm" svg:x="1.317cm" svg:y="1.483cm">
          <draw:text-box>
            <text:p><text:span text:style-name="T1">switch :: Behavior a -&gt; Events (Behavior a) -&gt; Behavior a</text:span></text:p>
            <text:p><text:span text:style-name="T1"/></text:p>
          </draw:text-box>
        </draw:frame>
        <draw:line draw:style-name="gr3" draw:text-style-name="P3" draw:layer="layout" svg:x1="3.54cm" svg:y1="5.715cm" svg:x2="3.54cm" svg:y2="3.493cm">
          <text:p/>
        </draw:line>
        <draw:line draw:style-name="gr4" draw:text-style-name="P3" draw:layer="layout" svg:x1="5.445cm" svg:y1="5.715cm" svg:x2="5.445cm" svg:y2="4.128cm">
          <text:p/>
        </draw:line>
        <draw:line draw:style-name="gr5" draw:text-style-name="P3" draw:layer="layout" svg:x1="6.715cm" svg:y1="5.715cm" svg:x2="6.715cm" svg:y2="3.493cm">
          <text:p/>
        </draw:line>
        <draw:line draw:style-name="gr1" draw:text-style-name="P1" draw:layer="layout" svg:x1="8.938cm" svg:y1="5.762cm" svg:x2="15.922cm" svg:y2="5.762cm">
          <text:p/>
        </draw:line>
        <draw:line draw:style-name="gr6" draw:text-style-name="P3" draw:layer="layout" svg:x1="8.937cm" svg:y1="5.762cm" svg:x2="8.937cm" svg:y2="4.175cm">
          <text:p/>
        </draw:line>
        <draw:line draw:style-name="gr3" draw:text-style-name="P3" draw:layer="layout" svg:x1="11.16cm" svg:y1="5.762cm" svg:x2="11.16cm" svg:y2="3.54cm">
          <text:p/>
        </draw:line>
        <draw:frame draw:style-name="gr7" draw:text-style-name="P2" draw:layer="layout" svg:width="5.397cm" svg:height="1.361cm" svg:x="2.27cm" svg:y="6.123cm">
          <draw:text-box>
            <text:p text:style-name="P4"><text:span text:style-name="T1">Events (Behavior a)</text:span></text:p>
          </draw:text-box>
        </draw:frame>
        <draw:frame draw:style-name="gr8" draw:text-style-name="P2" draw:layer="layout" svg:width="4.127cm" svg:height="1.243cm" svg:x="10.843cm" svg:y="6.1cm">
          <draw:text-box>
            <text:p text:style-name="P4"><text:span text:style-name="T1">Behavior a</text:span></text:p>
          </draw:text-box>
        </draw:frame>
        <draw:line draw:style-name="gr9" draw:text-style-name="P3" draw:layer="layout" svg:x1="13.383cm" svg:y1="5.762cm" svg:x2="13.383cm" svg:y2="4.175cm">
          <text:p/>
        </draw:line>
        <draw:line draw:style-name="gr5" draw:text-style-name="P3" draw:layer="layout" svg:x1="14.653cm" svg:y1="5.762cm" svg:x2="14.652cm" svg:y2="3.222cm">
          <text:p/>
        </draw:line>
        <draw:path draw:style-name="gr10" draw:text-style-name="P5" draw:layer="layout" svg:width="2.113cm" svg:height="0.842cm" svg:x="8.987cm" svg:y="3.843cm" svg:viewBox="0 0 2114 843" svg:d="M0 473c226 5 463-23 680 59 184 70 333 215 518 296 125 55 424-36 339-281-67-193 95-388 252-488l177-44 148-15">
          <text:p/>
        </draw:path>
        <draw:path draw:style-name="gr11" draw:text-style-name="P5" draw:layer="layout" svg:width="2.216cm" svg:height="1.171cm" svg:x="11.175cm" svg:y="3.252cm" svg:viewBox="0 0 2217 1172" svg:d="M0 414c270 55 708-121 902 177 99 152 162 329 251 488 132 236 354-28 340-207-12-161-41-312 15-473 70-200 261-332 458-370l148-29h103">
          <text:p/>
        </draw:path>
        <draw:path draw:style-name="gr12" draw:text-style-name="P5" draw:layer="layout" svg:width="1.2cm" svg:height="1.015cm" svg:x="13.451cm" svg:y="3.222cm" svg:viewBox="0 0 1201 1016" svg:d="M0 1010c178-88 384 53 555-12 173-65 248-239 286-385 37-146 142-269 195-409l44-132 121-72">
          <text:p/>
        </draw:path>
        <draw:path draw:style-name="gr13" draw:text-style-name="P5" draw:layer="layout" svg:width="1.374cm" svg:height="0.579cm" svg:x="14.619cm" svg:y="3.293cm" svg:viewBox="0 0 1375 580" svg:d="M0 3c177 21 373-53 532 74 139 112 236 260 355 429 91 128 313 54 473 44h1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04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4:12:03.359371988</dc:date>
    <meta:editing-duration>PT1H18M2S</meta:editing-duration>
    <meta:editing-cycles>12</meta:editing-cycles>
    <meta:generator>LibreOffice/7.2.5.2.0$Linux_X86_64 LibreOffice_project/711f8d38e9451cd2fd39b6963d2a3fc166f04cb1</meta:generator>
    <meta:document-statistic meta:object-count="16"/>
  </office:meta>
</office:document-meta>
</file>